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7.0681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date" office:date-value="2007-05-09" table:number-columns-spanned="2" table:number-rows-spanned="1">
            <text:p>05/09/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2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/>bin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http_serv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/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photo_search.sh/flicker_rest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tools/tcpmon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d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nclud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ib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og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modu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ervic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AUTHOR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xis2.xm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text:s/>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LICENS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README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41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9/05/2007</text:date>, <text:time>16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05T16:02:22</dc:date>
    <dc:language>en-US</dc:language>
    <meta:editing-cycles>23</meta:editing-cycles>
    <meta:editing-duration>PT7H9M30S</meta:editing-duration>
    <meta:user-defined meta:name="Info 1"/>
    <meta:user-defined meta:name="Info 2"/>
    <meta:user-defined meta:name="Info 3"/>
    <meta:user-defined meta:name="Info 4"/>
    <meta:document-statistic meta:table-count="1" meta:cell-count="180"/>
  </office:meta>
</office:document-meta>
</file>